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f672" officeooo:paragraph-rsid="0015f672"/>
    </style:style>
    <style:style style:name="P2" style:family="paragraph" style:parent-style-name="Standard">
      <style:paragraph-properties style:border-line-width-bottom="0.0047in 0.0047in 0.0047in" fo:padding="0.0291in" fo:border-left="none" fo:border-right="none" fo:border-top="none" fo:border-bottom="0.99pt double #000000" style:join-border="false"/>
      <style:text-properties officeooo:rsid="0015f672" officeooo:paragraph-rsid="0015f672"/>
    </style:style>
    <style:style style:name="P3" style:family="paragraph" style:parent-style-name="Heading_20_1">
      <style:text-properties fo:font-size="18pt" officeooo:rsid="0015f672" officeooo:paragraph-rsid="0015f672" style:font-size-asian="18pt" style:font-size-complex="18pt"/>
    </style:style>
    <style:style style:name="P4" style:family="paragraph" style:parent-style-name="Heading_20_1">
      <style:text-properties fo:font-size="16pt" officeooo:rsid="0015f672" officeooo:paragraph-rsid="0015f672" style:font-size-asian="16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Bob's client</text:h>
      <text:p text:style-name="P1"/>
      <text:p text:style-name="P1">User Bob connected to the char server</text:p>
      <text:p text:style-name="P1">[Bob] &gt; </text:p>
      <text:p text:style-name="P1">[Alice]: <text:s/>Hi from Alice</text:p>
      <text:p text:style-name="P1">[Bob]&gt;</text:p>
      <text:p text:style-name="P1">[Smith]: <text:s/>Hi from Smith</text:p>
      <text:p text:style-name="P2">[Bob]&gt;Hello World</text:p>
      <text:h text:style-name="P4" text:outline-level="1">Alice's client</text:h>
      <text:p text:style-name="P1"/>
      <text:p text:style-name="P1">User Alice connected to the char server</text:p>
      <text:p text:style-name="P1">[Alice] &gt; Hi from Alice</text:p>
      <text:p text:style-name="P1">[Alice] &gt; </text:p>
      <text:p text:style-name="P1">[Smith]: <text:s/>Hi from Smith</text:p>
      <text:p text:style-name="P1">[Alice]&gt;</text:p>
      <text:p text:style-name="P1">[Bob]: <text:s/>Hello World</text:p>
      <text:p text:style-name="P1">[Alice]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0T01:13:58.143667933</meta:creation-date>
    <dc:date>2018-03-10T01:16:28.659735880</dc:date>
    <meta:editing-duration>PT2M31S</meta:editing-duration>
    <meta:editing-cycles>1</meta:editing-cycles>
    <meta:generator>LibreOffice/5.1.6.2$Linux_X86_64 LibreOffice_project/10m0$Build-2</meta:generator>
    <meta:document-statistic meta:table-count="0" meta:image-count="0" meta:object-count="0" meta:page-count="1" meta:paragraph-count="15" meta:word-count="47" meta:character-count="270" meta:non-whitespace-character-count="232"/>
  </office:meta>
</office:document-meta>
</file>